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fo:color="#00ccff"/>
    </style:style>
    <style:style style:name="ce2" style:family="table-cell" style:parent-style-name="Default">
      <style:text-properties fo:color="#00cc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4">
      <style:text-properties fo:color="#00ccff"/>
    </style:style>
    <style:style style:name="ce5" style:family="table-cell" style:parent-style-name="Default" style:data-style-name="N0">
      <style:text-properties fo:color="#00ccff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4">
            <text:p>4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>
          <table:table-cell table:number-columns-repeated="3"/>
          <table:table-cell table:formula="of:=[.D5]*(1-[.D4])" office:value-type="float" office:value="13.2">
            <text:p>13.2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style-name="ce3" table:formula="of:=IF([.D18]&lt;[.D28];&quot;Station 1&quot;;&quot;Station 2&quot;)" office:value-type="string" office:string-value="Station 1">
            <text:p>Station 1</text:p>
          </table:table-cell>
          <table:table-cell office:value-type="string">
            <text:p><text:s/>= Which Station is the cheapes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5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12]*[.$D$7]" office:value-type="currency" office:currency="USD" office:value="56.1">
            <text:p>$56.10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2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61.1">
            <text:p>$61.10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6" table:formula="of:=[.D17]/[.$D$7]" office:value-type="currency" office:currency="USD" office:value="4.62878787878788">
            <text:p>$4.63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4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5" office:value-type="float" office:value="15">
            <text:p>15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formula="of:=[.D22]*[.$D$7]" office:value-type="currency" office:currency="USD" office:value="53.988">
            <text:p>$53.99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30">
            <text:p>3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5]/[.$D$6]*[.D22]" office:value-type="currency" office:currency="USD" office:value="7.21764705882353">
            <text:p>$7.2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4]+[.D26]" office:value-type="currency" office:currency="USD" office:value="61.2056470588235">
            <text:p>$61.21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style-name="ce6" table:formula="of:=[.D27]/[.$D$7]" office:value-type="currency" office:currency="USD" office:value="4.63679144385027">
            <text:p>$4.64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7">01/07/2022</text:date>, <text:time>13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7T13:31:53.60</dc:date>
    <dc:creator>Mark Lehr</dc:creator>
    <meta:editing-duration>PT3H35M52S</meta:editing-duration>
    <meta:editing-cycles>13</meta:editing-cycles>
    <meta:document-statistic meta:table-count="1" meta:cell-count="48" meta:object-count="0"/>
  </office:meta>
</office:document-meta>
</file>